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rsid="000b6b08" officeooo:paragraph-rsid="000b6b08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background-color="#ff0000" loext:char-shading-value="0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background-color="#ff00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lit nolit appetit ſũmũ bonũ et beatitudinẽ abſ<text:span text:style-name="T5"> </text:span><text:span text:style-name="T2">·</text:span></text:p>
      <text:p text:style-name="P1">qʒ om̃i deliberatõne vel p̃electõne Vnde dicit au</text:p>
      <text:p text:style-name="P1">guſtinus in ſoliloquijs · Deus quẽ amat omne qd̉</text:p>
      <text:p text:style-name="P1">amare poteſt<text:span text:style-name="T7">:</text:span>ſiue ſciens:ſiue neſcienſ· Circa neu</text:p>
      <text:p text:style-name="P1">trã iſtarũ eſt meritũ vel demeritũ : quia nec volũ</text:p>
      <text:p text:style-name="P1">tas · virtus em̃ &amp; vitiũ voluntaria ſunt · Vol<text:span text:style-name="T6"> </text:span>un<text:span text:style-name="T1">e</text:span></text:p>
      <text:p text:style-name="P1">taria aũt diuidit᷑ in duas: ſcilicet amiciciã &amp; con⸗</text:p>
      <text:p text:style-name="P1">cupiſcentiã · Amicicia diligimꝰ illud quod ꝓpter</text:p>
      <text:p text:style-name="P1">ſe diligimus · Concupiſcẽtia vero diligimus illud</text:p>
      <text:p text:style-name="P1">cui bonũ volumꝰ : ſcʒ ad delectandũ in eo · vtro⸗</text:p>
      <text:p text:style-name="P1">qʒ iſtoꝝ modoꝝ diligimus deũ naturalit̉: &amp; ange</text:p>
      <text:p text:style-name="P1">li etiã in primo ſtatu · Sed diligebat angelus deũ</text:p>
      <text:p text:style-name="P1">ſuꝑ om̃ia amore ↄcupiſcentie · <text:span text:style-name="T8">ſʒ</text:span> in ip̃o delectan⸗</text:p>
      <text:p text:style-name="P1">do ſuꝑ om̃ia · Nec tñ ſeq̉tur ꝙ haberet caritatem</text:p>
      <text:p text:style-name="P1">quia nõ diligebat deũ ꝓpter ip̃m deũ ſed ꝓpt̉ ſ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vius </meta:initial-creator>
    <meta:creation-date>2015-07-30T14:49:10.900797882</meta:creation-date>
    <dc:date>2015-07-30T15:31:18.615581516</dc:date>
    <dc:creator>uvius </dc:creator>
    <meta:editing-duration>PT1M35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5" meta:word-count="135" meta:character-count="729" meta:non-whitespace-character-count="609"/>
  </office:meta>
</office:document-meta>
</file>